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2.2313in" style:rel-column-width="21847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fr" fo:country="FR" officeooo:rsid="00159c77" officeooo:paragraph-rsid="00159c77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159c77" officeooo:paragraph-rsid="0028fc87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19204c" officeooo:paragraph-rsid="00159c77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19204c" officeooo:paragraph-rsid="0028fc87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2a4e9c" officeooo:paragraph-rsid="002a4e9c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2c5bab" officeooo:paragraph-rsid="002c5bab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2253cf" officeooo:paragraph-rsid="0028fc87"/>
    </style:style>
    <style:style style:name="P8" style:family="paragraph" style:parent-style-name="Standard">
      <style:paragraph-properties fo:text-align="center" style:justify-single-word="false"/>
      <style:text-properties fo:language="fr" fo:country="FR" officeooo:rsid="0032e547" officeooo:paragraph-rsid="0032e547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32e547" officeooo:paragraph-rsid="0032e547"/>
    </style:style>
    <style:style style:name="P10" style:family="paragraph" style:parent-style-name="Standard">
      <style:paragraph-properties fo:text-align="start" style:justify-single-word="false"/>
      <style:text-properties officeooo:paragraph-rsid="0028fc87"/>
    </style:style>
    <style:style style:name="P11" style:family="paragraph" style:parent-style-name="Standard">
      <style:paragraph-properties fo:text-align="start" style:justify-single-word="false"/>
      <style:text-properties fo:font-size="15pt" fo:language="fr" fo:country="FR" fo:font-weight="bold" officeooo:rsid="002a4e9c" officeooo:paragraph-rsid="002a4e9c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fr" fo:country="FR" fo:font-weight="normal" officeooo:rsid="002c5bab" officeooo:paragraph-rsid="002c5bab" style:font-size-asian="12pt" style:font-weight-asian="normal" style:font-size-complex="12pt" style:font-weight-complex="normal"/>
    </style:style>
    <style:style style:name="P13" style:family="paragraph" style:parent-style-name="Standard">
      <style:text-properties officeooo:rsid="002f1495" officeooo:paragraph-rsid="002f1495"/>
    </style:style>
    <style:style style:name="P14" style:family="paragraph" style:parent-style-name="Standard">
      <style:text-properties officeooo:rsid="002f1495" officeooo:paragraph-rsid="002ef9c5"/>
    </style:style>
    <style:style style:name="P15" style:family="paragraph" style:parent-style-name="Table_20_Contents">
      <style:paragraph-properties fo:text-align="start" style:justify-single-word="false"/>
      <style:text-properties officeooo:rsid="0028fc87" officeooo:paragraph-rsid="0028fc87"/>
    </style:style>
    <style:style style:name="P16" style:family="paragraph" style:parent-style-name="Standard">
      <style:paragraph-properties fo:text-align="center" style:justify-single-word="false" fo:break-before="page"/>
      <style:text-properties fo:language="fr" fo:country="FR" officeooo:rsid="00159c77" officeooo:paragraph-rsid="00159c77"/>
    </style:style>
    <style:style style:name="P17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2e547"/>
    </style:style>
    <style:style style:name="P18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3cbe0"/>
    </style:style>
    <style:style style:name="P19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5c710"/>
    </style:style>
    <style:style style:name="P20" style:family="paragraph" style:parent-style-name="Standard" style:list-style-name="L1">
      <style:paragraph-properties fo:text-align="start" style:justify-single-word="false"/>
      <style:text-properties fo:language="fr" fo:country="FR" officeooo:rsid="003479ea" officeooo:paragraph-rsid="003479ea"/>
    </style:style>
    <style:style style:name="P21" style:family="paragraph" style:parent-style-name="Standard" style:list-style-name="L1">
      <style:paragraph-properties fo:text-align="start" style:justify-single-word="false"/>
      <style:text-properties fo:language="fr" fo:country="FR" officeooo:rsid="0035c710" officeooo:paragraph-rsid="0035c710"/>
    </style:style>
    <style:style style:name="P22" style:family="paragraph" style:parent-style-name="Standard" style:list-style-name="L1">
      <style:paragraph-properties fo:text-align="start" style:justify-single-word="false"/>
      <style:text-properties fo:language="fr" fo:country="FR" officeooo:rsid="003834a8" officeooo:paragraph-rsid="003834a8"/>
    </style:style>
    <style:style style:name="P23" style:family="paragraph" style:parent-style-name="Standard" style:list-style-name="L1">
      <style:paragraph-properties fo:text-align="start" style:justify-single-word="false"/>
      <style:text-properties fo:language="fr" fo:country="FR" officeooo:rsid="003a20e8" officeooo:paragraph-rsid="003a20e8"/>
    </style:style>
    <style:style style:name="P24" style:family="paragraph" style:parent-style-name="Standard">
      <style:paragraph-properties fo:text-align="start" style:justify-single-word="false"/>
      <style:text-properties fo:language="fr" fo:country="FR" officeooo:rsid="003a20e8" officeooo:paragraph-rsid="003a20e8"/>
    </style:style>
    <style:style style:name="P25" style:family="paragraph" style:parent-style-name="Standard" style:list-style-name="L1">
      <style:paragraph-properties fo:text-align="start" style:justify-single-word="false"/>
      <style:text-properties fo:language="fr" fo:country="FR" officeooo:rsid="003d0d29" officeooo:paragraph-rsid="003d0d29"/>
    </style:style>
    <style:style style:name="P26" style:family="paragraph" style:parent-style-name="Standard" style:list-style-name="L1">
      <style:paragraph-properties fo:text-align="start" style:justify-single-word="false"/>
      <style:text-properties fo:language="fr" fo:country="FR" officeooo:rsid="003ea350" officeooo:paragraph-rsid="003ea350"/>
    </style:style>
    <style:style style:name="P27" style:family="paragraph" style:parent-style-name="Standard" style:list-style-name="L2">
      <style:text-properties officeooo:rsid="00318134" officeooo:paragraph-rsid="00318134"/>
    </style:style>
    <style:style style:name="P28" style:family="paragraph" style:parent-style-name="Standard" style:list-style-name="L4">
      <style:text-properties officeooo:rsid="00318134" officeooo:paragraph-rsid="00318134"/>
    </style:style>
    <style:style style:name="P29" style:family="paragraph" style:parent-style-name="Standard" style:list-style-name="L5">
      <style:text-properties officeooo:rsid="00318134" officeooo:paragraph-rsid="00318134"/>
    </style:style>
    <style:style style:name="P30" style:family="paragraph" style:parent-style-name="Standard" style:list-style-name="L3">
      <style:text-properties officeooo:rsid="002ef9c5" officeooo:paragraph-rsid="00318134"/>
    </style:style>
    <style:style style:name="P31" style:family="paragraph" style:parent-style-name="Standard" style:list-style-name="L3">
      <style:text-properties officeooo:rsid="002f1495" officeooo:paragraph-rsid="00318134"/>
    </style:style>
    <style:style style:name="P32" style:family="paragraph" style:parent-style-name="Standard" style:list-style-name="L3">
      <style:text-properties officeooo:rsid="0030d429" officeooo:paragraph-rsid="00318134"/>
    </style:style>
    <style:style style:name="T1" style:family="text">
      <style:text-properties officeooo:rsid="0022e50b"/>
    </style:style>
    <style:style style:name="T2" style:family="text">
      <style:text-properties officeooo:rsid="0024c905"/>
    </style:style>
    <style:style style:name="T3" style:family="text">
      <style:text-properties officeooo:rsid="00275d64"/>
    </style:style>
    <style:style style:name="T4" style:family="text">
      <style:text-properties fo:language="fr" fo:country="FR" officeooo:rsid="001cbdb3"/>
    </style:style>
    <style:style style:name="T5" style:family="text">
      <style:text-properties fo:language="fr" fo:country="FR" officeooo:rsid="001e16bc"/>
    </style:style>
    <style:style style:name="T6" style:family="text">
      <style:text-properties fo:language="fr" fo:country="FR" officeooo:rsid="001ed105"/>
    </style:style>
    <style:style style:name="T7" style:family="text">
      <style:text-properties fo:language="fr" fo:country="FR" officeooo:rsid="00205503"/>
    </style:style>
    <style:style style:name="T8" style:family="text">
      <style:text-properties fo:language="fr" fo:country="FR" officeooo:rsid="0020eed9"/>
    </style:style>
    <style:style style:name="T9" style:family="text">
      <style:text-properties fo:language="fr" fo:country="FR" officeooo:rsid="002253cf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officeooo:rsid="002dc767"/>
    </style:style>
    <style:style style:name="T12" style:family="text">
      <style:text-properties officeooo:rsid="0030d429"/>
    </style:style>
    <style:style style:name="T13" style:family="text">
      <style:text-properties officeooo:rsid="0033cbe0"/>
    </style:style>
    <style:style style:name="T14" style:family="text">
      <style:text-properties officeooo:rsid="003479ea"/>
    </style:style>
    <style:style style:name="T15" style:family="text">
      <style:text-properties officeooo:rsid="0035c710"/>
    </style:style>
    <style:style style:name="T16" style:family="text">
      <style:text-properties officeooo:rsid="0037b4e6"/>
    </style:style>
    <style:style style:name="T17" style:family="text">
      <style:text-properties officeooo:rsid="003e2d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IPE</text:p>
      <text:p text:style-name="P9"/>
      <text:p text:style-name="P9">Thème : Sokoban</text:p>
      <text:p text:style-name="P9"/>
      <text:list xml:id="list4252551262" text:style-name="L1">
        <text:list-item>
          <text:p text:style-name="P17">D<text:span text:style-name="T15">onner d</text:span>escription du jeu</text:p>
        </text:list-item>
        <text:list-item>
          <text:p text:style-name="P17">Lien thème ville : </text:p>
          <text:list>
            <text:list-item>
              <text:p text:style-name="P20">trouver un lien avec un problème concret</text:p>
            </text:list-item>
            <text:list-item>
              <text:p text:style-name="P17">gestion d<text:span text:style-name="T13">e caisses dans un e</text:span>ntrepôts (ex. Amazon)</text:p>
            </text:list-item>
            <text:list-item>
              <text:p text:style-name="P18">ou plutôt <text:span text:style-name="T13">la distribution de colis dans une ville (la poste, deliveroo, etc.)</text:span></text:p>
              <text:list>
                <text:list-item>
                  <text:p text:style-name="P19"><text:span text:style-name="T13">étant donné un quartier, trouver la meilleure </text:span><text:span text:style-name="T14">façon de distribuer qqc disposé à certains endroit pour les acheminer à d’autres endroits (trouver quoi)</text:span></text:p>
                </text:list-item>
                <text:list-item>
                  <text:p text:style-name="P19"><text:span text:style-name="T13"><text:s/></text:span><text:span text:style-name="T15">caisses = choses à distribuer</text:span></text:p>
                </text:list-item>
                <text:list-item>
                  <text:p text:style-name="P21">objectifs = points d’acheminements</text:p>
                </text:list-item>
                <text:list-item>
                  <text:p text:style-name="P21">murs / labyrinthe = quartier, disposition des rues / maisons etc.</text:p>
                </text:list-item>
              </text:list>
            </text:list-item>
          </text:list>
        </text:list-item>
        <text:list-item>
          <text:p text:style-name="P21">Question, problématique :</text:p>
          <text:list>
            <text:list-item>
              <text:p text:style-name="P21">Comment résoudre un Sokoban</text:p>
              <text:list>
                <text:list-item>
                  <text:p text:style-name="P21">à tous les coups ?</text:p>
                </text:list-item>
                <text:list-item>
                  <text:p text:style-name="P21"><text:span text:style-name="T16">o</text:span>ptimalement ?</text:p>
                </text:list-item>
                <text:list-item>
                  <text:p text:style-name="P21">en temps / espace raisonnable ?</text:p>
                </text:list-item>
              </text:list>
            </text:list-item>
            <text:list-item>
              <text:p text:style-name="P22">Dans quel cas appliquer les stratégies de résolution de ce jeu abstrait à un problème concret ?</text:p>
            </text:list-item>
            <text:list-item>
              <text:p text:style-name="P25"><text:span text:style-name="T17">o</text:span>u juste vérifier que le sokoban est solvable</text:p>
            </text:list-item>
          </text:list>
        </text:list-item>
        <text:list-item>
          <text:p text:style-name="P23">Ressources :</text:p>
          <text:list>
            <text:list-item>
              <text:p text:style-name="P23"><text:a xlink:type="simple" xlink:href="https://www.sokoban-online.de/" text:style-name="Internet_20_link" text:visited-style-name="Visited_20_Internet_20_Link">https://www.sokoban-online.de/</text:a></text:p>
            </text:list-item>
            <text:list-item>
              <text:p text:style-name="P23"><text:a xlink:type="simple" xlink:href="http://sokobano.de/wiki/index.php?title=Main_Page" text:style-name="Internet_20_link" text:visited-style-name="Visited_20_Internet_20_Link">http://sokobano.de/wiki/index.php?title=Main_Page</text:a></text:p>
            </text:list-item>
            <text:list-item>
              <text:p text:style-name="P23"><text:a xlink:type="simple" xlink:href="https://sokoban.info/" text:style-name="Internet_20_link" text:visited-style-name="Visited_20_Internet_20_Link">https://sokoban.info/</text:a></text:p>
            </text:list-item>
            <text:list-item>
              <text:p text:style-name="P23"><text:a xlink:type="simple" xlink:href="https://festival-solver.site/" text:style-name="Internet_20_link" text:visited-style-name="Visited_20_Internet_20_Link">https://festival-solver.site/</text:a></text:p>
            </text:list-item>
            <text:list-item>
              <text:p text:style-name="P23"><text:a xlink:type="simple" xlink:href="https://computerpuzzle.net/english/sokoban/ver731/index.html" text:style-name="Internet_20_link" text:visited-style-name="Visited_20_Internet_20_Link">https://computerpuzzle.net/english/sokoban/ver731/index.html</text:a></text:p>
            </text:list-item>
            <text:list-item>
              <text:p text:style-name="P23"><text:a xlink:type="simple" xlink:href="https://fr.wikipedia.org/wiki/Sokoban" text:style-name="Internet_20_link" text:visited-style-name="Visited_20_Internet_20_Link">https://fr.wikipedia.org/wiki/Sokoban</text:a></text:p>
            </text:list-item>
          </text:list>
        </text:list-item>
      </text:list>
      <text:p text:style-name="P24"/>
      <text:list xml:id="list164355256645669" text:continue-numbering="true" text:style-name="L1">
        <text:list-item>
          <text:p text:style-name="P26">Lire les ressources, débroussailler, se familiariser avec le pb</text:p>
        </text:list-item>
      </text:list>
      <text:p text:style-name="P16">TI(Y)PE</text:p>
      <text:p text:style-name="P1"/>
      <text:p text:style-name="P11">Idées :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25642675392">
          <table:table-cell table:style-name="Table1.A1" office:value-type="string">
            <text:p text:style-name="P15">Simulation physique</text:p>
          </table:table-cell>
          <table:table-cell table:style-name="Table1.A1" office:value-type="string">
            <text:p text:style-name="P15">Réseaux du point de vue informatique</text:p>
          </table:table-cell>
          <table:table-cell table:style-name="Table1.C1" office:value-type="string">
            <text:p text:style-name="P15">Réseaux routiers, transports</text:p>
          </table:table-cell>
        </table:table-row>
        <table:table-row table:style-name="TableLine94825642837280">
          <table:table-cell table:style-name="Table1.A2" office:value-type="string">
            <text:p text:style-name="P10"><text:span text:style-name="T4">Test de la résistance d’un édifice </text:span><text:span text:style-name="T5">+ Simulation</text:span><text:span text:style-name="T4"><text:line-break/></text:span><text:span text:style-name="T5">Séisme, fréquence de résonance (Physique DS 5 + pont), résistance au poids, </text:span><text:span text:style-name="T6">résistance au vent</text:span></text:p>
            <text:p text:style-name="P10"><text:span text:style-name="T7">Ressemble à ça : </text:span><text:a xlink:type="simple" xlink:href="https://www.scei-concours.fr/tipe/mcot/Exemple_Candidat6.pdf" text:style-name="Internet_20_link" text:visited-style-name="Visited_20_Internet_20_Link">https://www.scei-concours.fr/tipe/mcot/Exemple_Candidat6.pd</text:a><text:a xlink:type="simple" xlink:href="https://www.scei-concours.fr/tipe/mcot/Exemple_Candidat6.pdf" text:style-name="Internet_20_link" text:visited-style-name="Visited_20_Internet_20_Link"><text:span text:style-name="T8">f</text:span></text:a></text:p>
          </table:table-cell>
          <table:table-cell table:style-name="Table1.A2" office:value-type="string">
            <text:p text:style-name="P2">Fibre optique, comment transmettre des données <text:span text:style-name="T1">de manière sécurisée</text:span> ? <text:span text:style-name="T2">S’assurer que c’est fiable, ça transmet bien ce que l’on veut et </text:span><text:span text:style-name="T3">les données sont</text:span><text:span text:style-name="T2"> chiffré</text:span><text:span text:style-name="T3">es</text:span><text:line-break/>Point de vue physique + info</text:p>
          </table:table-cell>
          <table:table-cell table:style-name="Table1.C2" office:value-type="string">
            <text:p text:style-name="P10"><text:span text:style-name="T8">Réseau de métro, de transport en </text:span><text:span text:style-name="T9">commun</text:span></text:p>
          </table:table-cell>
        </table:table-row>
        <table:table-row table:style-name="TableLine94825642922800">
          <table:table-cell table:style-name="Table1.A2" office:value-type="string">
            <text:p text:style-name="P4">COLONISONS MARS !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7">Optimisation du trafic routier.</text:p>
          </table:table-cell>
        </table:table-row>
        <table:table-row table:style-name="TableLine94825642923616">
          <table:table-cell table:style-name="Table1.A2" office:value-type="string">
            <text:p text:style-name="P4">Générateur de ville…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0"/>
          </table:table-cell>
        </table:table-row>
      </table:table>
      <text:p text:style-name="P3"/>
      <text:p text:style-name="P3"/>
      <text:p text:style-name="P6">SUJET <text:span text:style-name="T10">RETENU : Optimisation du trafic routier</text:span></text:p>
      <text:p text:style-name="P12"/>
      <text:p text:style-name="Standard"><text:a xlink:type="simple" xlink:href="https://papyrus.bib.umontreal.ca/xmlui/bitstream/handle/1866/17865/Hua_Lefong_2006_memoire.pdf?sequence=1" text:style-name="Internet_20_link" text:visited-style-name="Visited_20_Internet_20_Link"><text:span text:style-name="T11">THESE</text:span></text:a></text:p>
      <text:p text:style-name="Standard"/>
      <text:list xml:id="list697551333" text:style-name="L2">
        <text:list-item>
          <text:p text:style-name="P27">MODÉLISER : TROUVER STRUCTURES DONNÉES POUR REPRÉSENTER UN RÉSEAU ROUTIER</text:p>
        </text:list-item>
      </text:list>
      <text:list xml:id="list1910440335" text:style-name="L3">
        <text:list-item>
          <text:list>
            <text:list-item>
              <text:p text:style-name="P30">Comment simuler un trafic routier ? (représentation informatique, modélisation, )</text:p>
              <text:list>
                <text:list-item>
                  <text:p text:style-name="P31">Modéliser la géographie de la ville</text:p>
                </text:list-item>
                <text:list-item>
                  <text:p text:style-name="P31">Modéliser la circulation</text:p>
                </text:list-item>
              </text:list>
            </text:list-item>
            <text:list-item>
              <text:p text:style-name="P31">Comment trouver / obtenir / représenter des topologies / organisation de réseaux ?</text:p>
              <text:list>
                <text:list-item>
                  <text:p text:style-name="P31"><text:span text:style-name="T12">(</text:span>Scraper Google Maps®<text:span text:style-name="T12">)</text:span></text:p>
                </text:list-item>
                <text:list-item>
                  <text:p text:style-name="P32">Créer ça nous-même</text:p>
                </text:list-item>
                <text:list-item>
                  <text:p text:style-name="P32">Prendre une ville existante</text:p>
                </text:list-item>
              </text:list>
            </text:list-item>
          </text:list>
        </text:list-item>
      </text:list>
      <text:list xml:id="list164355065757003" text:continue-list="list697551333" text:style-name="L2">
        <text:list-item>
          <text:p text:style-name="P27">OPTIMISER : </text:p>
        </text:list-item>
      </text:list>
      <text:list xml:id="list1001116208" text:style-name="L4">
        <text:list-item>
          <text:list>
            <text:list-item>
              <text:p text:style-name="P28">Trouver la meilleure circulation possible</text:p>
            </text:list-item>
          </text:list>
        </text:list-item>
      </text:list>
      <text:list xml:id="list164356711905155" text:continue-list="list164355065757003" text:style-name="L2">
        <text:list-item>
          <text:p text:style-name="P27">VISUALISER</text:p>
        </text:list-item>
      </text:list>
      <text:list xml:id="list1232686168" text:style-name="L5">
        <text:list-item>
          <text:list>
            <text:list-item>
              <text:p text:style-name="P29">Rendu 3D ?</text:p>
            </text:list-item>
          </text:list>
        </text:list-item>
      </text:list>
      <text:p text:style-name="P14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7:14:59.469048983</meta:creation-date>
    <dc:date>2022-03-09T16:43:54.749812512</dc:date>
    <meta:editing-duration>PT2H6M13S</meta:editing-duration>
    <meta:editing-cycles>40</meta:editing-cycles>
    <meta:generator>LibreOffice/7.0.4.2$Linux_X86_64 LibreOffice_project/00$Build-2</meta:generator>
    <meta:document-statistic meta:table-count="1" meta:image-count="0" meta:object-count="0" meta:page-count="2" meta:paragraph-count="52" meta:word-count="343" meta:character-count="2201" meta:non-whitespace-character-count="1943"/>
  </office:meta>
</office:document-meta>
</file>